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5.253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stroke="none" draw:fill="none" draw:fill-color="#ffffff" draw:auto-grow-height="true" fo:min-height="11.428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736cm" fo:min-width="0cm" fo:padding-top="0cm" fo:padding-bottom="0cm" fo:padding-left="0cm" fo:padding-right="0cm" fo:wrap-option="no-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no-wrap" draw:shadow="hidden" draw:shadow-color="#808080"/>
    </style:style>
    <style:style style:name="pr6" style:family="presentation" style:parent-style-name="Default-outline1" style:list-style-name="L4">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no-wrap" draw:shadow="hidden" draw:shadow-color="#808080"/>
    </style:style>
    <style:style style:name="pr7" style:family="presentation" style:parent-style-name="Default-outline1" style:list-style-name="L4">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no-wrap" draw:shadow="hidden" draw:shadow-color="#808080"/>
    </style:style>
    <style:style style:name="pr8" style:family="presentation" style:parent-style-name="Default-outline1" style:list-style-name="L4">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no-wrap" draw:shadow="hidden" draw:shadow-color="#808080"/>
    </style:style>
    <style:style style:name="pr9" style:family="presentation" style:parent-style-name="Default-outline1" style:list-style-name="L4">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no-wrap" draw:shadow="hidden" draw:shadow-color="#808080"/>
    </style:style>
    <style:style style:name="pr10" style:family="presentation" style:parent-style-name="Default-outline1" style:list-style-name="L4">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no-wrap" draw:shadow="hidden" draw:shadow-color="#808080"/>
    </style:style>
    <style:style style:name="pr11" style:family="presentation" style:parent-style-name="Default-outline1" style:list-style-name="L4">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no-wrap" draw:shadow="hidden" draw:shadow-color="#808080"/>
    </style:style>
    <style:style style:name="P1" style:family="paragraph">
      <style:paragraph-properties fo:margin-left="0cm" fo:margin-right="0cm" fo:line-height="104%" text:enable-numbering="false"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margin-left="1.27cm" fo:margin-right="0cm" fo:margin-top="0.282cm" fo:margin-bottom="0cm" fo:line-height="104%" fo:text-align="center" text:enable-numbering="false" fo:text-indent="0cm" style:punctuation-wrap="hanging" style:line-break="strict" style:writing-mode="lr-tb"/>
    </style:style>
    <style:style style:name="P4" style:family="paragraph">
      <style:paragraph-properties style:writing-mode="lr-tb"/>
    </style:style>
    <style:style style:name="P5" style:family="paragraph">
      <style:paragraph-properties fo:margin-left="0cm" fo:margin-right="0cm" fo:text-indent="0cm"/>
    </style:style>
    <style:style style:name="P6" style:family="paragraph">
      <style:paragraph-properties fo:margin-left="0cm" fo:margin-right="0cm" fo:line-height="98%" text:enable-numbering="false" fo:text-indent="0cm" style:punctuation-wrap="hanging" style:line-break="strict"/>
    </style:style>
    <style:style style:name="P7" style:family="paragraph">
      <style:paragraph-properties fo:margin-left="0.943cm" fo:margin-right="0cm" fo:margin-top="0.282cm" fo:margin-bottom="0cm" fo:line-height="98%" text:enable-numbering="false" fo:text-indent="-0.943cm" style:punctuation-wrap="hanging" style:line-break="strict"/>
    </style:style>
    <style:style style:name="P8" style:family="paragraph">
      <style:paragraph-properties fo:margin-left="0.943cm" fo:margin-right="0cm" text:enable-numbering="false" fo:text-indent="-0.943cm" style:writing-mode="lr-tb"/>
    </style:style>
    <style:style style:name="P9" style:family="paragraph">
      <style:paragraph-properties fo:margin-left="0.943cm" fo:margin-right="0cm" fo:margin-top="0.282cm" fo:margin-bottom="0cm" fo:line-height="98%" text:enable-numbering="true" fo:text-indent="-0.943cm" style:punctuation-wrap="hanging" style:line-break="strict"/>
    </style:style>
    <style:style style:name="P10" style:family="paragraph">
      <style:paragraph-properties fo:margin-left="0.943cm" fo:margin-right="0cm" text:enable-numbering="true" fo:text-indent="-0.943cm" style:writing-mode="lr-tb"/>
    </style:style>
    <style:style style:name="T1" style:family="text">
      <style:text-properties fo:color="#000000" fo:font-size="40pt" fo:language="en" fo:country="GB" style:font-size-asian="40pt" style:font-size-complex="40pt"/>
    </style:style>
    <style:style style:name="T2" style:family="text">
      <style:text-properties fo:color="#000000" style:text-line-through-style="none" style:text-position="0% 100%" fo:font-family="Arial"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3" style:family="text">
      <style:text-properties fo:language="en" fo:country="GB"/>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43cm"/>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43cm"/>
        <style:text-properties fo:font-family="StarSymbol" style:font-charset="x-symbol" fo:color="#000000" fo:font-size="45%"/>
      </text:list-level-style-bullet>
      <text:list-level-style-bullet text:level="2" text:bullet-char="">
        <style:list-level-properties text:space-before="1.27cm" text:min-label-width="0.784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id="id1" draw:layer="layout" svg:width="21.59cm" svg:height="5.513cm" svg:x="1.905cm" svg:y="5.208cm" presentation:class="title" presentation:user-transformed="true">
          <draw:text-box>
            <text:p text:style-name="P1"><text:span text:style-name="T1">TEMA 5.IMAGEN Y SONIDO</text:span></text:p>
          </draw:text-box>
        </draw:frame>
        <draw:frame presentation:style-name="pr2" draw:text-style-name="P2" draw:id="id3" draw:layer="layout" svg:width="17.78cm" svg:height="4.869cm" svg:x="3.81cm" svg:y="10.795cm" presentation:class="subtitle" presentation:user-transformed="true">
          <draw:text-box>
            <text:list text:style-name="L2">
              <text:list-item>
                <text:list>
                  <text:list-item>
                    <text:p text:id="id2" text:style-name="P3"><text:span text:style-name="T2">IES EDUARDO VALENCIA</text:span></text:p>
                  </text:list-item>
                </text:list>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magnify">
                  <anim:set smil:begin="0s" smil:dur="0.001s" smil:fill="hold" smil:targetElement="id1" smil:attributeName="visibility" smil:to="visible"/>
                  <anim:transitionFilter smil:dur="0.77s" smil:fill="hold" smil:decelerate="1" smil:targetElement="id1" smil:type="fade" smil:subtype="crossfade"/>
                  <anim:animateTransform smil:dur="0.77s" smil:fill="hold" smil:decelerate="1" smil:targetElement="id1" smil:from="0.1,0.1" smil:to="2,4.5" presentation:additive="base" svg:type="scale"/>
                  <anim:animateTransform smil:begin="0.77s" smil:dur="1.229s" smil:fill="hold" smil:accelerate="1" smil:targetElement="id1" smil:from="2,4.5" smil:to="1,1" presentation:additive="base" svg:type="scale"/>
                  <anim:set smil:dur="0.77s" smil:fill="hold" smil:targetElement="id1" smil:attributeName="x" smil:to="(0.5)"/>
                  <anim:animate smil:begin="0.77s" smil:dur="1.229s" smil:fill="hold" smil:accelerate="1" smil:targetElement="id1" smil:attributeName="x" smil:from="(0.5)" smil:to="(x)" presentation:additive="base"/>
                  <anim:set smil:dur="0.77s" smil:fill="hold" smil:targetElement="id1" smil:attributeName="y" smil:to="(y+0.4)"/>
                  <anim:animate smil:begin="0.77s" smil:dur="1.229s" smil:fill="hold" smil:accelerate="1" smil:targetElement="id1" smil:attributeName="y" smil:from="(y+0.4)" smil:to="(y)" presentation:additive="base"/>
                </anim:par>
              </anim:par>
            </anim:par>
            <anim:par smil:begin="next" smil:dur="indefinite" smil:fill="hold">
              <anim:par smil:begin="0s" smil:dur="indefinite" smil:fill="hold">
                <anim:par smil:begin="0s" smil:dur="indefinite" smil:fill="hold" presentation:node-type="on-click" presentation:preset-class="entrance" presentation:preset-id="ooo-entrance-boomerang">
                  <anim:set smil:begin="0s" smil:dur="0.001s" smil:fill="hold" smil:targetElement="id2" anim:sub-item="text" smil:attributeName="visibility" smil:to="visible"/>
                  <anim:animate smil:begin="0s" smil:dur="0.5s" smil:fill="hold" smil:decelerate="0.5" smil:targetElement="id2" anim:sub-item="text" smil:attributeName="rotate" smil:values="-90;0" smil:keyTimes="0;1" presentation:additive="base"/>
                  <anim:animate smil:begin="0s" smil:dur="0.5s" smil:fill="hold" smil:decelerate="0.5" smil:targetElement="id2" anim:sub-item="text" smil:attributeName="width" smil:values="width;width*.05" smil:keyTimes="0;1" presentation:additive="base"/>
                  <anim:animate smil:begin="0.5s" smil:dur="0.5s" smil:fill="hold" smil:accelerate="0.5" smil:targetElement="id2" anim:sub-item="text" smil:attributeName="width" smil:values="width*.05;width" smil:keyTimes="0;1" presentation:additive="base"/>
                  <anim:animate smil:dur="1s" smil:fill="hold" smil:targetElement="id2" anim:sub-item="text" smil:attributeName="height" smil:values="height;height" smil:keyTimes="0;1" presentation:additive="base"/>
                  <anim:animate smil:begin="0s" smil:dur="0.5s" smil:fill="hold" smil:decelerate="0.5" smil:targetElement="id2" anim:sub-item="text" smil:attributeName="x" smil:values="x+.4;x" smil:keyTimes="0;1" presentation:additive="base"/>
                  <anim:animate smil:begin="0s" smil:dur="0.5s" smil:fill="hold" smil:decelerate="0.5" smil:targetElement="id2" anim:sub-item="text" smil:attributeName="y" smil:values="y-.2;y+.1" smil:keyTimes="0;1" presentation:additive="base"/>
                  <anim:animate smil:begin="0.5s" smil:dur="0.5s" smil:fill="hold" smil:accelerate="0.5" smil:targetElement="id2" anim:sub-item="text" smil:attributeName="y" smil:values="y+.1;y" smil:keyTimes="0;1" presentation:additive="base"/>
                  <anim:transitionFilter smil:begin="0s" smil:dur="1s" smil:fill="hold" smil:decelerate="0.5" smil:targetElement="id2" anim:sub-item="text"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 smil:attributeName="visibility" smil:to="visible"/>
                  <anim:animate smil:dur="1s" smil:fill="hold" smil:targetElement="id1" smil:attributeName="width" smil:values="0;width" smil:keyTimes="0;1" presentation:additive="base"/>
                  <anim:animate smil:dur="1s" smil:fill="hold" smil:targetElement="id1" smil:attributeName="height" smil:values="0;height" smil:keyTimes="0;1" presentation:additive="base"/>
                  <anim:animate smil:dur="1s" smil:fill="hold" smil:targetElement="id1" smil:attributeName="x" smil:values="0;1" smil:keyTimes="0;1" anim:formula="x+(cos(-2*pi*(1-$))*-x-sin(-2*pi*(1-$))*(1-y))*(1-$)" presentation:additive="base"/>
                  <anim:animate smil:dur="1s" smil:fill="hold" smil:targetElement="id1" smil:attributeName="y" smil:values="0;1" smil:keyTimes="0;1" anim:formula="y+(sin(-2*pi*(1-$))*-x+cos(-2*pi*(1-$))*(1-y))*(1-$)" presentation:additive="bas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 smil:attributeName="visibility" smil:to="visible"/>
                  <anim:animate smil:dur="1s" smil:fill="hold" smil:targetElement="id3" smil:attributeName="width" smil:values="0;width" smil:keyTimes="0;1" presentation:additive="base"/>
                  <anim:animate smil:dur="1s" smil:fill="hold" smil:targetElement="id3" smil:attributeName="height" smil:values="0;height" smil:keyTimes="0;1" presentation:additive="base"/>
                  <anim:animate smil:dur="1s" smil:fill="hold" smil:targetElement="id3" smil:attributeName="x" smil:values="0;1" smil:keyTimes="0;1" anim:formula="x+(cos(-2*pi*(1-$))*-x-sin(-2*pi*(1-$))*(1-y))*(1-$)" presentation:additive="base"/>
                  <anim:animate smil:dur="1s" smil:fill="hold" smil:targetElement="id3" smil:attributeName="y" smil:values="0;1" smil:keyTimes="0;1" anim:formula="y+(sin(-2*pi*(1-$))*-x+cos(-2*pi*(1-$))*(1-y))*(1-$)" presentation:additive="base"/>
                </anim:par>
              </anim:par>
            </anim:par>
          </anim:seq>
        </anim:par>
        <presentation:notes draw:style-name="dp2">
          <draw:custom-shape draw:style-name="gr1" draw:text-style-name="P4" draw:layer="layout" svg:width="7.144cm" svg:height="9.525cm" svg:x="5.953cm" svg:y="1.931cm">
            <text:p text:style-name="P5"/>
            <draw:enhanced-geometry svg:viewBox="0 0 21600 21600" draw:type="mso-spt202" draw:enhanced-path="M 0 0 L 21600 0 21600 21600 0 21600 0 0 Z N"/>
          </draw:custom-shape>
          <draw:frame presentation:style-name="pr3" draw:text-style-name="P5" draw:layer="layout" svg:width="15.231cm" svg:height="11.428cm" svg:x="1.904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id="id4" draw:layer="layout" svg:width="22.856cm" svg:height="3.736cm" svg:x="1.27cm" svg:y="0.48cm" presentation:class="title" presentation:user-transformed="true">
          <draw:text-box>
            <text:p text:style-name="P6"><text:span text:style-name="T3">1 INTRODUCCIÓN. MULTIMEDIA.</text:span></text:p>
          </draw:text-box>
        </draw:frame>
        <draw:frame presentation:style-name="pr5" draw:text-style-name="P8" draw:id="id5" draw:layer="layout" svg:width="22.856cm" svg:height="12.322cm" svg:x="1.27cm" svg:y="4.444cm" presentation:class="outline" presentation:user-transformed="true">
          <draw:text-box>
            <text:list text:style-name="L3">
              <text:list-item>
                <text:p text:id="id6" text:style-name="P7"><text:span text:style-name="T3">UNA DE LOS PRINCIPALES ATRACTIVOS DE LOS ACTUALES SISTEMAS INFORMÁTICOS ES LA FACILIDAD CON LA QUE PUEDEN PROCESAR IMAGEN Y SONIDO.</text:span></text:p>
              </text:list-item>
            </text:list>
            <text:list text:style-name="L3">
              <text:list-item>
                <text:p text:style-name="P7"><text:span text:style-name="T3">EN ESTE CURSO, TRABAJAREMOS ESTE TEMA EN TRES PARTES: IMAGEN, SONIDO Y VÍDEO.</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random">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5" smil:attributeName="visibility" smil:to="visible"/>
                  <anim:animate smil:dur="0.5s" smil:fill="hold" smil:targetElement="id5" smil:attributeName="x" smil:values="x;x" smil:keyTimes="0;1" presentation:additive="base"/>
                  <anim:animate smil:dur="0.5s" smil:fill="hold" smil:targetElement="id5" smil:attributeName="y" smil:values="1+height/2;y" smil:keyTimes="0;1" presentation:additive="bas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6" smil:attributeName="visibility" smil:to="visible"/>
                  <anim:animate smil:dur="0.5s" smil:fill="hold" smil:targetElement="id6" smil:attributeName="x" smil:values="x;x" smil:keyTimes="0;1" presentation:additive="base"/>
                  <anim:animate smil:dur="0.5s" smil:fill="hold" smil:targetElement="id6" smil:attributeName="y" smil:values="1+height/2;y" smil:keyTimes="0;1" presentation:additive="base"/>
                </anim:par>
              </anim:par>
            </anim:par>
          </anim:seq>
        </anim:par>
        <presentation:notes draw:style-name="dp2">
          <draw:page-thumbnail draw:layer="layout" svg:width="0.004cm" svg:height="44.529cm" svg:x="0cm" svg:y="-20.333cm" draw:page-number="2"/>
          <draw:frame presentation:style-name="pr3" draw:text-style-name="P5" draw:layer="layout" svg:width="15.231cm" svg:height="11.428cm" svg:x="1.904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id="id7" draw:layer="layout" svg:width="22.856cm" svg:height="3.736cm" svg:x="1.27cm" svg:y="0.48cm" presentation:class="title" presentation:user-transformed="true">
          <draw:text-box>
            <text:p text:style-name="P6"><text:span text:style-name="T3">2. FORMATOS COMUNES EN IMAGEN:</text:span></text:p>
          </draw:text-box>
        </draw:frame>
        <draw:frame presentation:style-name="pr6" draw:text-style-name="P10" draw:id="id8" draw:layer="layout" svg:width="22.856cm" svg:height="12.322cm" svg:x="1.27cm" svg:y="4.444cm" presentation:class="outline" presentation:user-transformed="true">
          <draw:text-box>
            <text:list text:style-name="L4">
              <text:list-item>
                <text:p text:id="id9" text:style-name="P9"><text:span text:style-name="T3">BMP (bitmap): formato común en Windows, típico del PAINT. Tiene muy poca compresión, y suele exigir mucha memoria, pero funciona en todos los PC.</text:span></text:p>
              </text:list-item>
            </text:list>
            <text:list text:style-name="L4">
              <text:list-item>
                <text:p text:style-name="P9"><text:span text:style-name="T3">TIFF (Tagged-Image-File-Format). Está muy extendido su uso en fotografía digital.</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animate smil:dur="1s" smil:fill="hold" smil:targetElement="id7" smil:attributeName="width" smil:values="0;width" smil:keyTimes="0;1" presentation:additive="base"/>
                  <anim:animate smil:dur="1s" smil:fill="hold" smil:targetElement="id7" smil:attributeName="height" smil:values="0;height" smil:keyTimes="0;1" presentation:additive="base"/>
                  <anim:animate smil:dur="1s" smil:fill="hold" smil:targetElement="id7" smil:attributeName="x" smil:values="0;1" smil:keyTimes="0;1" anim:formula="x+(cos(-2*pi*(1-$))*-x-sin(-2*pi*(1-$))*(1-y))*(1-$)" presentation:additive="base"/>
                  <anim:animate smil:dur="1s" smil:fill="hold" smil:targetElement="id7" smil:attributeName="y" smil:values="0;1" smil:keyTimes="0;1" anim:formula="y+(sin(-2*pi*(1-$))*-x+cos(-2*pi*(1-$))*(1-y))*(1-$)" presentation:additive="bas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8" smil:attributeName="visibility" smil:to="visible"/>
                  <anim:animate smil:dur="1s" smil:fill="hold" smil:targetElement="id8" smil:attributeName="width" smil:values="0;width" smil:keyTimes="0;1" presentation:additive="base"/>
                  <anim:animate smil:dur="1s" smil:fill="hold" smil:targetElement="id8" smil:attributeName="height" smil:values="0;height" smil:keyTimes="0;1" presentation:additive="base"/>
                  <anim:animate smil:dur="1s" smil:fill="hold" smil:targetElement="id8" smil:attributeName="x" smil:values="0;1" smil:keyTimes="0;1" anim:formula="x+(cos(-2*pi*(1-$))*-x-sin(-2*pi*(1-$))*(1-y))*(1-$)" presentation:additive="base"/>
                  <anim:animate smil:dur="1s" smil:fill="hold" smil:targetElement="id8" smil:attributeName="y" smil:values="0;1" smil:keyTimes="0;1" anim:formula="y+(sin(-2*pi*(1-$))*-x+cos(-2*pi*(1-$))*(1-y))*(1-$)" presentation:additive="bas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9" smil:attributeName="visibility" smil:to="visible"/>
                  <anim:animate smil:dur="0.5s" smil:fill="hold" smil:targetElement="id9" smil:attributeName="x" smil:values="1+width/2;x" smil:keyTimes="0;1" presentation:additive="base"/>
                  <anim:animate smil:dur="0.5s" smil:fill="hold" smil:targetElement="id9" smil:attributeName="y" smil:values="0-height/2;y" smil:keyTimes="0;1" presentation:additive="base"/>
                </anim:par>
              </anim:par>
            </anim:par>
          </anim:seq>
        </anim:par>
        <presentation:notes draw:style-name="dp2">
          <office:forms form:automatic-focus="false" form:apply-design-mode="false"/>
          <draw:page-thumbnail draw:layer="layout" svg:width="0.004cm" svg:height="44.529cm" svg:x="0cm" svg:y="0cm" draw:page-number="3"/>
          <draw:frame presentation:style-name="pr3" draw:text-style-name="P5" draw:layer="layout" svg:width="15.231cm" svg:height="11.428cm" svg:x="1.904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2" draw:layer="layout" svg:width="22.856cm" svg:height="3.736cm" svg:x="1.27cm" svg:y="0.48cm" presentation:class="title" presentation:user-transformed="true">
          <draw:text-box>
            <text:p text:style-name="P6"><text:span text:style-name="T3">2. FORMATOS COMUNES EN IMAGEN:</text:span></text:p>
          </draw:text-box>
        </draw:frame>
        <draw:frame presentation:style-name="pr7" draw:text-style-name="P10" draw:layer="layout" svg:width="22.856cm" svg:height="12.322cm" svg:x="1.27cm" svg:y="4.444cm" presentation:class="outline" presentation:user-transformed="true">
          <draw:text-box>
            <text:list text:style-name="L4">
              <text:list-item>
                <text:p text:style-name="P9"><text:span text:style-name="T3">JPEG, JPG (Joint Photographic Expert Group), es posiblemente el formato más extendido y popular. Su sistema de compresión es muy eficiente, permitiendo reducir muchísimo el tamaño de los archivos sin apenas pérdida de calidad. Trabaja con el modo de color RGB.</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animate smil:dur="0.5s" smil:fill="hold" smil:targetElement="id7" smil:attributeName="x" smil:values="1+width/2;x" smil:keyTimes="0;1" presentation:additive="base"/>
                  <anim:animate smil:dur="0.5s" smil:fill="hold" smil:targetElement="id7" smil:attributeName="y" smil:values="0-height/2;y" smil:keyTimes="0;1" presentation:additive="bas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8" smil:attributeName="visibility" smil:to="visible"/>
                  <anim:animate smil:dur="1s" smil:fill="hold" smil:targetElement="id8" smil:attributeName="width" smil:values="0;width" smil:keyTimes="0;1" presentation:additive="base"/>
                  <anim:animate smil:dur="1s" smil:fill="hold" smil:targetElement="id8" smil:attributeName="height" smil:values="0;height" smil:keyTimes="0;1" presentation:additive="base"/>
                  <anim:animate smil:dur="1s" smil:fill="hold" smil:targetElement="id8" smil:attributeName="x" smil:values="0;1" smil:keyTimes="0;1" anim:formula="x+(cos(-2*pi*(1-$))*-x-sin(-2*pi*(1-$))*(1-y))*(1-$)" presentation:additive="base"/>
                  <anim:animate smil:dur="1s" smil:fill="hold" smil:targetElement="id8" smil:attributeName="y" smil:values="0;1" smil:keyTimes="0;1" anim:formula="y+(sin(-2*pi*(1-$))*-x+cos(-2*pi*(1-$))*(1-y))*(1-$)" presentation:additive="bas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9" smil:attributeName="visibility" smil:to="visible"/>
                </anim:par>
              </anim:par>
            </anim:par>
          </anim:seq>
        </anim:par>
        <presentation:notes draw:style-name="dp2">
          <office:forms form:automatic-focus="false" form:apply-design-mode="false"/>
          <draw:page-thumbnail draw:layer="layout" svg:width="0.004cm" svg:height="44.529cm" svg:x="0cm" svg:y="0cm" draw:page-number="4"/>
          <draw:frame presentation:style-name="pr3" draw:text-style-name="P5" draw:layer="layout" svg:width="15.231cm" svg:height="11.428cm" svg:x="1.904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2" draw:layer="layout" svg:width="22.856cm" svg:height="3.736cm" svg:x="1.27cm" svg:y="0.48cm" presentation:class="title" presentation:user-transformed="true">
          <draw:text-box>
            <text:p text:style-name="P6"><text:span text:style-name="T3">2. FORMATOS COMUNES EN IMAGEN:</text:span></text:p>
          </draw:text-box>
        </draw:frame>
        <draw:frame presentation:style-name="pr8" draw:text-style-name="P10" draw:layer="layout" svg:width="22.856cm" svg:height="12.322cm" svg:x="1.27cm" svg:y="4.444cm" presentation:class="outline" presentation:user-transformed="true">
          <draw:text-box>
            <text:list text:style-name="L4">
              <text:list-item>
                <text:p text:style-name="P9"><text:span text:style-name="T3">GIF (Graphics Interchange Format): utiliza un potente sistema de compresión que le permite obtener los archivos más reducidos, lo que se traduce en una rapidísima transmisión de este tipo de datos. Utiliza un sistema de color indexado.</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animate smil:dur="1s" smil:fill="hold" smil:targetElement="id7" smil:attributeName="width" smil:values="0;width" smil:keyTimes="0;1" presentation:additive="base"/>
                  <anim:animate smil:dur="1s" smil:fill="hold" smil:targetElement="id7" smil:attributeName="height" smil:values="0;height" smil:keyTimes="0;1" presentation:additive="base"/>
                  <anim:animate smil:dur="1s" smil:fill="hold" smil:targetElement="id7" smil:attributeName="x" smil:values="0;1" smil:keyTimes="0;1" anim:formula="x+(cos(-2*pi*(1-$))*-x-sin(-2*pi*(1-$))*(1-y))*(1-$)" presentation:additive="base"/>
                  <anim:animate smil:dur="1s" smil:fill="hold" smil:targetElement="id7" smil:attributeName="y" smil:values="0;1" smil:keyTimes="0;1" anim:formula="y+(sin(-2*pi*(1-$))*-x+cos(-2*pi*(1-$))*(1-y))*(1-$)" presentation:additive="bas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9" smil:attributeName="visibility" smil:to="visible"/>
                  <anim:animate smil:dur="5s" smil:fill="hold" smil:targetElement="id9" smil:attributeName="width" smil:values="width;width" smil:keyTimes="0;1" presentation:additive="base"/>
                  <anim:animate smil:dur="5s" smil:fill="hold" smil:targetElement="id9" smil:attributeName="height" smil:values="0;1" smil:keyTimes="0;1" anim:formula="height*sin(2.5*pi*$)" presentation:additive="base"/>
                </anim:par>
              </anim:par>
            </anim:par>
          </anim:seq>
        </anim:par>
        <presentation:notes draw:style-name="dp2">
          <office:forms form:automatic-focus="false" form:apply-design-mode="false"/>
          <draw:page-thumbnail draw:layer="layout" svg:width="0.004cm" svg:height="44.529cm" svg:x="0cm" svg:y="0cm" draw:page-number="5"/>
          <draw:frame presentation:style-name="pr3" draw:text-style-name="P5" draw:layer="layout" svg:width="15.231cm" svg:height="11.428cm" svg:x="1.904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2" draw:layer="layout" svg:width="22.856cm" svg:height="3.736cm" svg:x="1.27cm" svg:y="0.48cm" presentation:class="title" presentation:user-transformed="true">
          <draw:text-box>
            <text:p text:style-name="P6"><text:span text:style-name="T3">2. FORMATOS COMUNES EN IMAGEN:</text:span></text:p>
          </draw:text-box>
        </draw:frame>
        <draw:frame presentation:style-name="pr9" draw:text-style-name="P10" draw:layer="layout" svg:width="22.856cm" svg:height="12.322cm" svg:x="1.27cm" svg:y="4.444cm" presentation:class="outline" presentation:user-transformed="true">
          <draw:text-box>
            <text:list text:style-name="L4">
              <text:list-item>
                <text:p text:style-name="P9"><text:span text:style-name="T3">PNG (Portable Networks Graphic): es el equivalente del formato GIF en el entorno del software libre.</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8" smil:attributeName="visibility" smil:to="visible"/>
                  <anim:animate smil:dur="0.5s" smil:fill="hold" smil:targetElement="id8" smil:attributeName="x" smil:values="1+width/2;x" smil:keyTimes="0;1" presentation:additive="base"/>
                  <anim:animate smil:dur="0.5s" smil:fill="hold" smil:targetElement="id8" smil:attributeName="y" smil:values="0-height/2;y" smil:keyTimes="0;1" presentation:additive="bas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9" smil:attributeName="visibility" smil:to="visible"/>
                  <anim:animate smil:dur="5s" smil:fill="hold" smil:targetElement="id9" smil:attributeName="width" smil:values="0;1" smil:keyTimes="0;1" anim:formula="width*sin(2.5*pi*$)" presentation:additive="base"/>
                  <anim:animate smil:dur="5s" smil:fill="hold" smil:targetElement="id9" smil:attributeName="height" smil:values="height;height" smil:keyTimes="0;1" presentation:additive="base"/>
                </anim:par>
              </anim:par>
            </anim:par>
          </anim:seq>
        </anim:par>
        <presentation:notes draw:style-name="dp2">
          <office:forms form:automatic-focus="false" form:apply-design-mode="false"/>
          <draw:page-thumbnail draw:layer="layout" svg:width="0.004cm" svg:height="44.529cm" svg:x="0cm" svg:y="0cm" draw:page-number="6"/>
          <draw:frame presentation:style-name="pr3" draw:text-style-name="P5" draw:layer="layout" svg:width="15.231cm" svg:height="11.428cm" svg:x="1.904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2" draw:layer="layout" svg:width="22.856cm" svg:height="3.736cm" svg:x="1.27cm" svg:y="0.48cm" presentation:class="title" presentation:user-transformed="true">
          <draw:text-box>
            <text:p text:style-name="P6"><text:span text:style-name="T3">3. SISTEMAS DE COLOR.</text:span></text:p>
          </draw:text-box>
        </draw:frame>
        <draw:frame presentation:style-name="pr10" draw:text-style-name="P10" draw:layer="layout" svg:width="22.856cm" svg:height="12.322cm" svg:x="1.27cm" svg:y="4.444cm" presentation:class="outline" presentation:user-transformed="true">
          <draw:text-box>
            <text:list text:style-name="L4">
              <text:list-item>
                <text:p text:style-name="P9"><text:span text:style-name="T3">RGB (Red, Green, Blue): cada píxel (punto de color en el monitor) adopta un color fruto de mezclar el rojo, el verde y el azul, dados en tres números que indican su peso en la creación del color.</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animate smil:dur="1s" smil:fill="hold" smil:targetElement="id7" smil:attributeName="width" smil:values="0;width" smil:keyTimes="0;1" presentation:additive="base"/>
                  <anim:animate smil:dur="1s" smil:fill="hold" smil:targetElement="id7" smil:attributeName="height" smil:values="0;height" smil:keyTimes="0;1" presentation:additive="base"/>
                  <anim:animate smil:dur="1s" smil:fill="hold" smil:targetElement="id7" smil:attributeName="x" smil:values="0;1" smil:keyTimes="0;1" anim:formula="x+(cos(-2*pi*(1-$))*-x-sin(-2*pi*(1-$))*(1-y))*(1-$)" presentation:additive="base"/>
                  <anim:animate smil:dur="1s" smil:fill="hold" smil:targetElement="id7" smil:attributeName="y" smil:values="0;1" smil:keyTimes="0;1" anim:formula="y+(sin(-2*pi*(1-$))*-x+cos(-2*pi*(1-$))*(1-y))*(1-$)" presentation:additive="bas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8" smil:attributeName="visibility" smil:to="visible"/>
                  <anim:animate smil:dur="1s" smil:fill="hold" smil:targetElement="id8" smil:attributeName="width" smil:values="0;width" smil:keyTimes="0;1" presentation:additive="base"/>
                  <anim:animate smil:dur="1s" smil:fill="hold" smil:targetElement="id8" smil:attributeName="height" smil:values="0;height" smil:keyTimes="0;1" presentation:additive="base"/>
                  <anim:animate smil:dur="1s" smil:fill="hold" smil:targetElement="id8" smil:attributeName="x" smil:values="0;1" smil:keyTimes="0;1" anim:formula="x+(cos(-2*pi*(1-$))*-x-sin(-2*pi*(1-$))*(1-y))*(1-$)" presentation:additive="base"/>
                  <anim:animate smil:dur="1s" smil:fill="hold" smil:targetElement="id8" smil:attributeName="y" smil:values="0;1" smil:keyTimes="0;1" anim:formula="y+(sin(-2*pi*(1-$))*-x+cos(-2*pi*(1-$))*(1-y))*(1-$)" presentation:additive="bas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9" smil:attributeName="visibility" smil:to="visible"/>
                  <anim:animate smil:dur="5s" smil:fill="hold" smil:targetElement="id9" smil:attributeName="width" smil:values="width;width" smil:keyTimes="0;1" presentation:additive="base"/>
                  <anim:animate smil:dur="5s" smil:fill="hold" smil:targetElement="id9" smil:attributeName="height" smil:values="0;1" smil:keyTimes="0;1" anim:formula="height*sin(2.5*pi*$)" presentation:additive="base"/>
                </anim:par>
              </anim:par>
            </anim:par>
          </anim:seq>
        </anim:par>
        <presentation:notes draw:style-name="dp2">
          <office:forms form:automatic-focus="false" form:apply-design-mode="false"/>
          <draw:page-thumbnail draw:layer="layout" svg:width="0.004cm" svg:height="44.529cm" svg:x="0cm" svg:y="0cm" draw:page-number="7"/>
          <draw:frame presentation:style-name="pr3" draw:text-style-name="P5" draw:layer="layout" svg:width="15.231cm" svg:height="11.428cm" svg:x="1.904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2" draw:layer="layout" svg:width="22.856cm" svg:height="3.736cm" svg:x="1.27cm" svg:y="0.48cm" presentation:class="title" presentation:user-transformed="true">
          <draw:text-box>
            <text:p text:style-name="P6"><text:span text:style-name="T3">3. SISTEMAS DE COLOR.</text:span></text:p>
          </draw:text-box>
        </draw:frame>
        <draw:frame presentation:style-name="pr11" draw:text-style-name="P10" draw:layer="layout" svg:width="22.856cm" svg:height="12.322cm" svg:x="1.27cm" svg:y="4.444cm" presentation:class="outline" presentation:user-transformed="true">
          <draw:text-box>
            <text:list text:style-name="L4">
              <text:list-item>
                <text:p text:style-name="P9"><text:span text:style-name="T3">COLOR INDEXADO: sistema cromático que obtiene los colores de una tabla en un archivo dado, según el número que le dan.</text:span></text:p>
              </text:list-item>
            </text:list>
            <text:list text:style-name="L4">
              <text:list-item>
                <text:p text:style-name="P9"><text:span text:style-name="T3">ESCALA DE GRISES: sin color</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random">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8" smil:attributeName="visibility" smil:to="visible"/>
                  <anim:animate smil:dur="5s" smil:fill="hold" smil:targetElement="id8" smil:attributeName="width" smil:values="0;1" smil:keyTimes="0;1" anim:formula="width*sin(2.5*pi*$)" presentation:additive="base"/>
                  <anim:animate smil:dur="5s" smil:fill="hold" smil:targetElement="id8" smil:attributeName="height" smil:values="height;height" smil:keyTimes="0;1" presentation:additive="base"/>
                </anim:par>
              </anim:par>
            </anim:par>
            <anim:par smil:begin="next">
              <anim:par smil:begin="0s">
                <anim:par smil:begin="0s" smil:fill="hold" presentation:node-type="on-click" presentation:preset-class="entrance" presentation:preset-id="ooo-entrance-random" presentation:group-id="0">
                  <anim:set smil:begin="0s" smil:dur="0.001s" smil:fill="hold" smil:targetElement="id9" smil:attributeName="visibility" smil:to="visible"/>
                  <anim:animate smil:dur="1s" smil:fill="hold" smil:targetElement="id9" smil:attributeName="width" smil:values="0;width" smil:keyTimes="0;1" presentation:additive="base"/>
                  <anim:animate smil:dur="1s" smil:fill="hold" smil:targetElement="id9" smil:attributeName="height" smil:values="0;height" smil:keyTimes="0;1" presentation:additive="base"/>
                  <anim:animate smil:dur="1s" smil:fill="hold" smil:targetElement="id9" smil:attributeName="x" smil:values="0;1" smil:keyTimes="0;1" anim:formula="x+(cos(-2*pi*(1-$))*-x-sin(-2*pi*(1-$))*(1-y))*(1-$)" presentation:additive="base"/>
                  <anim:animate smil:dur="1s" smil:fill="hold" smil:targetElement="id9" smil:attributeName="y" smil:values="0;1" smil:keyTimes="0;1" anim:formula="y+(sin(-2*pi*(1-$))*-x+cos(-2*pi*(1-$))*(1-y))*(1-$)" presentation:additive="base"/>
                </anim:par>
              </anim:par>
            </anim:par>
          </anim:seq>
        </anim:par>
        <presentation:notes draw:style-name="dp2">
          <office:forms form:automatic-focus="false" form:apply-design-mode="false"/>
          <draw:page-thumbnail draw:layer="layout" svg:width="0.004cm" svg:height="44.529cm" svg:x="0cm" svg:y="0cm" draw:page-number="8"/>
          <draw:frame presentation:style-name="pr3" draw:text-style-name="P5" draw:layer="layout" svg:width="15.231cm" svg:height="11.428cm" svg:x="1.90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axial" draw:start-color="#008000" draw:end-color="#ffffff" draw:start-intensity="100%" draw:end-intensity="100%" draw:angle="225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1%"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1%"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1%"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color="#008000" draw:fill-gradient-name="Gradient_20_7"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1%"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43cm"/>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3cm" fo:margin-right="0cm" fo:margin-top="0.282cm" fo:margin-bottom="0cm" fo:line-height="101%" fo:text-align="start" text:enable-numbering="true" fo:text-indent="0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54cm" fo:margin-right="0cm" fo:margin-top="0.246cm" fo:margin-bottom="0cm" fo:line-height="101%" fo:text-align="start" text:enable-numbering="true" fo:text-indent="0cm" style:punctuation-wrap="hanging" style:line-break="strict">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1%"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1%"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1%"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1%"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1%"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1%"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1%"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gradient" draw:fill-color="#008000"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16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16cm" fo:min-width="0cm" fo:padding-top="0.13cm" fo:padding-bottom="0.13cm" fo:padding-left="0.25cm" fo:padding-right="0.25cm" fo:wrap-option="no-wrap" draw:shadow="hidden" draw:shadow-color="#808080"/>
    </style:style>
    <style:style style:name="pr3"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16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4%" text:enable-numbering="false" fo:text-indent="0cm" style:punctuation-wrap="hanging" style:line-break="strict" style:writing-mode="lr-tb"/>
    </style:style>
    <style:style style:name="P4" style:family="paragraph">
      <style:paragraph-properties fo:margin-left="0cm" fo:margin-right="0cm" fo:line-height="104%" fo:text-align="center" text:enable-numbering="false" fo:text-indent="0cm" style:punctuation-wrap="hanging" style:line-break="strict" style:writing-mode="lr-tb"/>
    </style:style>
    <style:style style:name="P5" style:family="paragraph">
      <style:paragraph-properties fo:margin-left="0cm" fo:margin-right="0cm" fo:line-height="104%" fo:text-align="end" text:enable-numbering="false" fo:text-indent="0cm" style:punctuation-wrap="hanging" style:line-break="strict" style:writing-mode="lr-tb"/>
    </style:style>
    <style:style style:name="P6" style:family="paragraph">
      <style:paragraph-properties fo:text-align="center"/>
    </style:style>
    <style:style style:name="P7" style:family="paragraph">
      <style:paragraph-properties style:writing-mode="lr-tb"/>
    </style:style>
    <style:style style:name="T1" style:family="text">
      <style:text-properties fo:font-size="14pt" style:font-size-asian="14pt" style:font-size-complex="14pt"/>
    </style:style>
    <style:style style:name="T2" style:family="text">
      <style:text-properties fo:color="#000000"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0a1"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8</text:page-number></text:span></text:p>
        </draw:text-box>
      </draw:frame>
    </style:handout-master>
    <style:master-page style:name="Default" style:page-layout-name="PM1" draw:style-name="dp1">
      <draw:frame presentation:style-name="Default-title" draw:layer="backgroundobjects" svg:width="22.851cm" svg:height="3.979cm" svg:x="1.269cm" svg:y="0.357cm" presentation:class="title" presentation:placeholder="true">
        <draw:text-box/>
      </draw:frame>
      <draw:frame presentation:style-name="Default-outline1" draw:layer="backgroundobjects" svg:width="22.851cm" svg:height="12.569cm" svg:x="1.269cm" svg:y="4.445cm" presentation:class="outline" presentation:placeholder="true">
        <draw:text-box/>
      </draw:frame>
      <draw:frame presentation:style-name="pr1" draw:text-style-name="P3" draw:layer="backgroundobjects" svg:width="5.918cm" svg:height="1.315cm" svg:x="1.27cm" svg:y="17.348cm" presentation:class="date-time">
        <draw:text-box>
          <text:p text:style-name="P3"><text:span text:style-name="T2"><presentation:date-time/></text:span></text:p>
        </draw:text-box>
      </draw:frame>
      <draw:frame presentation:style-name="pr2" draw:text-style-name="P4" draw:layer="backgroundobjects" svg:width="8.035cm" svg:height="1.315cm" svg:x="8.677cm" svg:y="17.348cm" presentation:class="footer">
        <draw:text-box>
          <text:p text:style-name="P4"><text:span text:style-name="T2"><presentation:footer/></text:span></text:p>
        </draw:text-box>
      </draw:frame>
      <draw:frame presentation:style-name="pr3" draw:text-style-name="P5" draw:layer="backgroundobjects" svg:width="5.918cm" svg:height="1.315cm" svg:x="18.203cm" svg:y="17.348cm" presentation:class="page-number">
        <draw:text-box>
          <text:p text:style-name="P5"><text:span text:style-name="T2"><text:page-number>8</text:page-number></text:span></text:p>
        </draw:text-box>
      </draw:frame>
      <presentation:notes style:page-layout-name="PM0">
        <draw:rect draw:style-name="gr3" draw:text-style-name="P6" draw:layer="backgroundobjects" svg:width="19.05cm" svg:height="25.4cm" svg:x="0cm" svg:y="0cm">
          <text:p/>
        </draw:rect>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44.526cm" svg:x="-0.001cm" svg:y="-20.334cm" presentation:class="page"/>
        <draw:frame presentation:style-name="Default-notes" draw:layer="backgroundobjects" svg:width="15.231cm" svg:height="11.427cm" svg:x="1.904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title>TEMA 1. MATERIALES METÁLICOS</dc:title>
    <meta:creation-date>2007-10-24T10:26:08</meta:creation-date>
    <dc:creator>antonio</dc:creator>
    <dc:date>2008-01-09T11:09:35</dc:date>
    <meta:print-date>2007-10-21T23:15:55</meta:print-date>
    <dc:language>es-ES</dc:language>
    <meta:editing-cycles>7</meta:editing-cycles>
    <meta:editing-duration>PT1H41M5S</meta:editing-duration>
    <meta:user-defined meta:name="Info 1"/>
    <meta:user-defined meta:name="Info 2"/>
    <meta:user-defined meta:name="Info 3"/>
    <meta:user-defined meta:name="Info 4"/>
    <meta:document-statistic meta:object-count="51"/>
  </office:meta>
</office:document-meta>
</file>